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Light" svg:font-family="'Source Code Pro Light'" style:font-adornments="Light" style:font-pitch="fixed"/>
  </office:font-face-decls>
  <office:automatic-styles>
    <style:style style:name="Table1" style:family="table">
      <style:table-properties style:width="14.2431in" fo:break-before="auto" fo:break-after="auto" table:align="margins" fo:background-color="transparent" style:may-break-between-rows="true" table:border-model="collapsing">
        <style:background-image/>
      </style:table-properties>
    </style:style>
    <style:style style:name="Table1.A" style:family="table-column">
      <style:table-column-properties style:column-width="1.4153in" style:rel-column-width="6512*"/>
    </style:style>
    <style:style style:name="Table1.B" style:family="table-column">
      <style:table-column-properties style:column-width="12.8278in" style:rel-column-width="59023*"/>
    </style:style>
    <style:style style:name="Table1.1" style:family="table-row">
      <style:table-row-properties fo:background-color="#dee6ef"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3" style:family="table-row">
      <style:table-row-properties fo:keep-together="auto"/>
    </style:style>
    <style:style style:name="Table1.4" style:family="table-row">
      <style:table-row-properties fo:keep-together="always"/>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4.2431in" fo:break-before="auto" fo:break-after="auto" table:align="margins" fo:background-color="transparent" style:may-break-between-rows="true" table:border-model="collapsing">
        <style:background-image/>
      </style:table-properties>
    </style:style>
    <style:style style:name="Table2.A" style:family="table-column">
      <style:table-column-properties style:column-width="1.4146in" style:rel-column-width="6510*"/>
    </style:style>
    <style:style style:name="Table2.B" style:family="table-column">
      <style:table-column-properties style:column-width="12.8285in" style:rel-column-width="59025*"/>
    </style:style>
    <style:style style:name="Table2.1" style:family="table-row">
      <style:table-row-properties fo:background-color="#dee6ef" fo:keep-together="auto">
        <style:background-image/>
      </style:table-row-properties>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lway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List_20_Contents">
      <style:paragraph-properties fo:margin-left="0in" fo:margin-right="0in" fo:text-indent="0in" style:auto-text-indent="false"/>
      <style:text-properties officeooo:rsid="00123a61" officeooo:paragraph-rsid="00123a61"/>
    </style:style>
    <style:style style:name="P2" style:family="paragraph" style:parent-style-name="List_20_Contents">
      <style:paragraph-properties fo:margin-left="0in" fo:margin-right="0in" fo:text-indent="0in" style:auto-text-indent="false"/>
      <style:text-properties officeooo:rsid="00123a61" officeooo:paragraph-rsid="001f7311"/>
    </style:style>
    <style:style style:name="P3" style:family="paragraph" style:parent-style-name="Standard">
      <style:text-properties officeooo:rsid="0011b908" officeooo:paragraph-rsid="0011b908"/>
    </style:style>
    <style:style style:name="P4" style:family="paragraph" style:parent-style-name="Standard">
      <style:text-properties officeooo:rsid="0011b908" officeooo:paragraph-rsid="001f7311"/>
    </style:style>
    <style:style style:name="P5" style:family="paragraph" style:parent-style-name="Doc-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b6ddd" officeooo:paragraph-rsid="008b6dd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Doc-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1eae"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Doc-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0c7e"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RefNumber">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7311"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Doc-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00e82" officeooo:paragraph-rsid="01000e8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Doc-L1">
      <loext:graphic-properties draw:fill="none"/>
      <style:paragraph-properties fo:margin-left="0in" fo:margin-right="0in" fo:margin-top="0.0201in" fo:margin-bottom="0.0201in" style:contextual-spacing="false" fo:text-align="start" style:justify-single-word="false" fo:text-indent="0.25in" style:auto-text-indent="false" fo:background-color="transparent" text:number-lines="false" text:line-number="0"/>
      <style:text-properties fo:color="#000000" loext:opacity="100%" style:text-outline="false" style:text-line-through-style="none" style:text-line-through-type="none" style:font-name="Liberation Serif" fo:font-size="12pt" fo:font-style="normal" fo:text-shadow="none" style:text-underline-style="none" fo:font-weight="normal" officeooo:rsid="01000e82" officeooo:paragraph-rsid="01042e1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Doc-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7d76" officeooo:paragraph-rsid="0105731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Doc-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8697a" officeooo:paragraph-rsid="0108697a"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Doc-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8697a" officeooo:paragraph-rsid="0111d2dd"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Doc-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c60bb" officeooo:paragraph-rsid="010c60b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Doc-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c60bb" officeooo:paragraph-rsid="010d531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Doc-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e8f9c" officeooo:paragraph-rsid="0110897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Doc-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ce6f" officeooo:paragraph-rsid="0111d2d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Doc-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2a52" officeooo:paragraph-rsid="01122a5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f7311"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Doc-L1">
      <style:paragraph-properties fo:text-align="start" style:justify-single-word="false"/>
      <style:text-properties officeooo:paragraph-rsid="01057319"/>
    </style:style>
    <style:style style:name="P22" style:family="paragraph" style:parent-style-name="Doc-L1">
      <loext:graphic-properties draw:fill="none"/>
      <style:paragraph-properties fo:margin-left="0.5in" fo:margin-right="0in" fo:margin-top="0.0201in" fo:margin-bottom="0.0201in" style:contextual-spacing="false" fo:text-align="start" style:justify-single-word="false" fo:text-indent="0.25in" style:auto-text-indent="false" fo:background-color="transparent" text:number-lines="false" text:line-number="0"/>
      <style:text-properties officeooo:paragraph-rsid="01057319"/>
    </style:style>
    <style:style style:name="P23" style:family="paragraph" style:parent-style-name="Doc-L1">
      <style:paragraph-properties fo:text-align="start" style:justify-single-word="false"/>
      <style:text-properties officeooo:paragraph-rsid="0108697a"/>
    </style:style>
    <style:style style:name="P24" style:family="paragraph" style:parent-style-name="Doc-L1">
      <style:paragraph-properties fo:text-align="start" style:justify-single-word="false"/>
      <style:text-properties officeooo:paragraph-rsid="00e57c8b"/>
    </style:style>
    <style:style style:name="P25" style:family="paragraph" style:parent-style-name="RefNumber">
      <style:text-properties officeooo:rsid="002bac07" officeooo:paragraph-rsid="002bac07"/>
    </style:style>
    <style:style style:name="P26" style:family="paragraph" style:parent-style-name="RefNumber">
      <style:text-properties officeooo:rsid="002f92ed" officeooo:paragraph-rsid="002f92ed"/>
    </style:style>
    <style:style style:name="P27" style:family="paragraph" style:parent-style-name="RefNumber">
      <style:text-properties officeooo:rsid="0064419a" officeooo:paragraph-rsid="0064419a"/>
    </style:style>
    <style:style style:name="P28" style:family="paragraph" style:parent-style-name="RefNumber">
      <style:text-properties officeooo:rsid="00683f9c" officeooo:paragraph-rsid="00683f9c"/>
    </style:style>
    <style:style style:name="P29" style:family="paragraph" style:parent-style-name="RefNumber">
      <style:text-properties officeooo:rsid="008b6ddd" officeooo:paragraph-rsid="008b6ddd"/>
    </style:style>
    <style:style style:name="P30" style:family="paragraph" style:parent-style-name="RefNumber">
      <style:text-properties officeooo:rsid="00205660" officeooo:paragraph-rsid="00205660"/>
    </style:style>
    <style:style style:name="P31" style:family="paragraph" style:parent-style-name="Standard">
      <style:text-properties officeooo:rsid="01034978" officeooo:paragraph-rsid="01034978"/>
    </style:style>
    <style:style style:name="P32" style:family="paragraph" style:parent-style-name="Standard">
      <style:text-properties fo:font-size="9pt" officeooo:rsid="01042e1b" officeooo:paragraph-rsid="0011b908" style:font-size-asian="9pt" style:font-size-complex="9pt"/>
    </style:style>
    <style:style style:name="P33" style:family="paragraph" style:parent-style-name="Doc-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35c6b" officeooo:paragraph-rsid="01135c6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Heading_20_1">
      <style:text-properties style:font-name="Liberation Sans" fo:font-size="18.2000007629395pt" fo:font-weight="bold" officeooo:rsid="01042e1b" style:font-name-asian="Noto Sans CJK SC" style:font-size-asian="18.2000007629395pt" style:font-weight-asian="bold" style:font-name-complex="Lohit Devanagari" style:font-size-complex="18.2000007629395pt" style:font-weight-complex="bold"/>
    </style:style>
    <style:style style:name="T1" style:family="text">
      <style:text-properties fo:font-style="italic" style:font-style-asian="italic" style:font-style-complex="italic"/>
    </style:style>
    <style:style style:name="T2" style:family="text">
      <style:text-properties fo:font-style="italic" officeooo:rsid="01042e1b" style:font-style-asian="italic" style:font-style-complex="italic"/>
    </style:style>
    <style:style style:name="T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81e8fc"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d6a868"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057319"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06e4c6"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08697a"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style:font-name="Liberation Serif" fo:font-size="12pt" fo:font-style="normal" fo:text-shadow="none" style:text-underline-style="none" fo:font-weight="bold" officeooo:rsid="01057319" style:font-size-asian="12pt" style:font-style-asian="normal" style:font-weight-asian="bold" style:font-size-complex="12pt" style:font-style-complex="normal" style:font-weight-complex="bold" style:text-overline-style="none" style:text-overline-color="font-color"/>
    </style:style>
    <style:style style:name="T9" style:family="text">
      <style:text-properties fo:color="#000000" loext:opacity="100%" style:text-outline="false" style:text-line-through-style="none" style:text-line-through-type="none" style:font-name="Liberation Serif" fo:font-size="12pt" fo:font-style="normal" fo:text-shadow="none" style:text-underline-style="none" fo:font-weight="bold" officeooo:rsid="0106e4c6" style:font-size-asian="12pt" style:font-style-asian="normal" style:font-weight-asian="bold" style:font-size-complex="12pt" style:font-style-complex="normal" style:font-weight-complex="bold" style:text-overline-style="none" style:text-overline-color="font-color"/>
    </style:style>
    <style:style style:name="T10" style:family="text">
      <style:text-properties fo:color="#000000" loext:opacity="100%" style:text-outline="false" style:text-line-through-style="none" style:text-line-through-type="none" style:font-name="Liberation Serif" fo:font-size="12pt" fo:font-style="normal" fo:text-shadow="none" style:text-underline-style="none" fo:font-weight="bold" officeooo:rsid="0108697a" style:font-size-asian="12pt" style:font-style-asian="normal" style:font-weight-asian="bold" style:font-size-complex="12pt" style:font-style-complex="normal" style:font-weight-complex="bold" style:text-overline-style="none" style:text-overline-color="font-color"/>
    </style:style>
    <style:style style:name="T11" style:family="text">
      <style:text-properties fo:color="#000000" loext:opacity="100%" style:text-outline="false" style:text-line-through-style="none" style:text-line-through-type="none" style:font-name="Liberation Serif" fo:font-size="12pt" fo:font-style="italic" fo:text-shadow="none" style:text-underline-style="none" fo:font-weight="bold" officeooo:rsid="0106e4c6" style:font-size-asian="12pt" style:font-style-asian="italic" style:font-weight-asian="bold" style:font-size-complex="12pt" style:font-style-complex="italic" style:font-weight-complex="bold" style:text-overline-style="none" style:text-overline-color="font-color"/>
    </style:style>
    <style:style style:name="T12" style:family="text">
      <style:text-properties fo:color="#000000" loext:opacity="100%" style:text-outline="false" style:text-line-through-style="none" style:text-line-through-type="none" style:font-name="Liberation Serif" fo:font-size="12pt" fo:font-style="italic" fo:text-shadow="none" style:text-underline-style="none" fo:font-weight="normal" officeooo:rsid="01057319" style:font-size-asian="12pt" style:font-style-asian="italic" style:font-weight-asian="normal" style:font-size-complex="12pt" style:font-style-complex="italic" style:font-weight-complex="normal" style:text-overline-style="none" style:text-overline-color="font-color"/>
    </style:style>
    <style:style style:name="T13" style:family="text">
      <style:text-properties fo:font-weight="bold" style:font-weight-asian="bold" style:font-weight-complex="bold"/>
    </style:style>
    <style:style style:name="T14" style:family="text">
      <style:text-properties fo:font-weight="bold" officeooo:rsid="01042e1b" style:font-weight-asian="bold" style:font-weight-complex="bold"/>
    </style:style>
    <style:style style:name="T15" style:family="text">
      <style:text-properties officeooo:rsid="00850c7e"/>
    </style:style>
    <style:style style:name="T16" style:family="text">
      <style:text-properties officeooo:rsid="00d6a868"/>
    </style:style>
    <style:style style:name="T17" style:family="text">
      <style:text-properties officeooo:rsid="01042e1b"/>
    </style:style>
    <style:style style:name="T18" style:family="text">
      <style:text-properties fo:color="#728e00" loext:opacity="100%" style:text-outline="false" style:text-line-through-style="none" style:text-line-through-type="none" style:font-name="Liberation Mono" fo:font-size="10.5pt" fo:font-style="normal" fo:text-shadow="none" style:text-underline-style="none" fo:font-weight="normal" officeooo:rsid="0106e4c6" fo:background-color="#ffffff" loext:char-shading-value="0" style:font-size-asian="10.5pt" style:font-style-asian="normal" style:font-weight-asian="normal" style:font-size-complex="10.5pt" style:font-style-complex="normal" style:font-weight-complex="normal" style:text-overline-style="none" style:text-overline-color="font-color"/>
    </style:style>
    <style:style style:name="T19" style:family="text">
      <style:text-properties fo:color="#4e5b61" loext:opacity="100%" style:text-outline="false" style:text-line-through-style="none" style:text-line-through-type="none" style:font-name="Liberation Mono" fo:font-size="10.5pt" fo:font-style="normal" fo:text-shadow="none" style:text-underline-style="none" fo:font-weight="normal" officeooo:rsid="0106e4c6" fo:background-color="#ffffff" loext:char-shading-value="0" style:font-size-asian="10.5pt" style:font-style-asian="normal" style:font-weight-asian="normal" style:font-size-complex="10.5pt" style:font-style-complex="normal" style:font-weight-complex="normal" style:text-overline-style="none" style:text-overline-color="font-color"/>
    </style:style>
    <style:style style:name="T20" style:family="text">
      <style:text-properties fo:color="#d35400" loext:opacity="100%" style:text-outline="false" style:text-line-through-style="none" style:text-line-through-type="none" style:font-name="Liberation Mono" fo:font-size="10.5pt" fo:font-style="normal" fo:text-shadow="none" style:text-underline-style="none" fo:font-weight="normal" officeooo:rsid="0106e4c6" fo:background-color="#ffffff" loext:char-shading-value="0" style:font-size-asian="10.5pt" style:font-style-asian="normal" style:font-weight-asian="normal" style:font-size-complex="10.5pt" style:font-style-complex="normal" style:font-weight-complex="normal" style:text-overline-style="none" style:text-overline-color="font-color"/>
    </style:style>
    <style:style style:name="T21" style:family="text">
      <style:text-properties fo:color="#005c5f" loext:opacity="100%" style:text-outline="false" style:text-line-through-style="none" style:text-line-through-type="none" style:font-name="Liberation Mono" fo:font-size="10.5pt" fo:font-style="normal" fo:text-shadow="none" style:text-underline-style="none" fo:font-weight="normal" officeooo:rsid="0106e4c6" fo:background-color="#ffffff" loext:char-shading-value="0" style:font-size-asian="10.5pt" style:font-style-asian="normal" style:font-weight-asian="normal" style:font-size-complex="10.5pt" style:font-style-complex="normal" style:font-weight-complex="normal" style:text-overline-style="none" style:text-overline-color="font-color"/>
    </style:style>
    <style:style style:name="T22" style:family="text">
      <style:text-properties officeooo:rsid="010d5314"/>
    </style:style>
    <style:style style:name="T23" style:family="text">
      <style:text-properties officeooo:rsid="0110897d"/>
    </style:style>
    <style:style style:name="T24" style:family="text">
      <style:text-properties officeooo:rsid="0111d2d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Nixi Tube Clock</text:p>
      <text:h text:style-name="P34" text:outline-level="1">Arduino Code Documentation</text:h>
      <text:p text:style-name="P31">Release <text:span text:style-name="T17">tbd</text:span></text:p>
      <text:p text:style-name="P31"/>
      <text:p text:style-name="P3">This document contains <text:span text:style-name="T17">detailed Arduino </text:span>code documentation for the <text:span text:style-name="T2">GRA &amp; AFCH Nixi Tube clock, model Arduino Shield Nixie IN-14</text:span> Musescore plugin. Within the code are reference numbers in the form of CD-##. Those are pointers to the matching reference ID number within this document.</text:p>
      <text:h text:style-name="Heading_20_2" text:outline-level="2">Outstanding TO-DOs</text:h>
      <table:table table:name="Table1" table:style-name="Table1" table:template-name="Academic">
        <table:table-column table:style-name="Table1.A"/>
        <table:table-column table:style-name="Table1.B"/>
        <table:table-row table:style-name="Table1.1">
          <table:table-cell table:style-name="Table1.A1" office:value-type="string">
            <text:p text:style-name="P8">Ref#</text:p>
          </table:table-cell>
          <table:table-cell table:style-name="Table1.A1" office:value-type="string">
            <text:p text:style-name="P9">TO-DO Description</text:p>
          </table:table-cell>
        </table:table-row>
        <table:table-row table:style-name="Table1.2">
          <table:table-cell table:style-name="Table1.A2" office:value-type="string">
            <text:p text:style-name="P8"/>
          </table:table-cell>
          <table:table-cell table:style-name="Table1.A2" office:value-type="string">
            <text:p text:style-name="P10"><text:span text:style-name="T14">EU/US Date Flip</text:span>. The thing where the euro date format shows first for a flash, then it flips to the US date format.</text:p>
          </table:table-cell>
        </table:table-row>
        <table:table-row table:style-name="Table1.3">
          <table:table-cell table:style-name="Table1.A2" office:value-type="string">
            <text:p text:style-name="P8"/>
          </table:table-cell>
          <table:table-cell table:style-name="Table1.A2" office:value-type="string">
            <text:p text:style-name="P11"><text:span text:style-name="T13">Create Night Sleep Timer</text:span>: Create code to put the display tubes to sleep at night, and auto-wake up in the morning.</text:p>
          </table:table-cell>
        </table:table-row>
        <table:table-row table:style-name="Table1.4">
          <table:table-cell table:style-name="Table1.A4" office:value-type="string">
            <text:p text:style-name="P8"/>
          </table:table-cell>
          <table:table-cell table:style-name="Table1.A4" office:value-type="string">
            <text:p text:style-name="P33"><text:span text:style-name="T13">Add Support for Daylight Savings Time</text:span>: On March 12, 2023 I noted that the clock does not automatically recognize DST. When I set the time ahead 1-hour manually (using the buttons on the back of the clock) it kept reverting back to Standard Time. After looking at the code I realized that it was doing this because when it updated the time from the GPS satellites it was simply using the hoursOffset variable to set the local time. And of course the GPS system is giving the clock UTC, with no time zone or daylight savings info. So the work-around is to set the “timezone” ahead by one hour. (And really “timezone” isn’t really a timezone, it is simply the number of hours to add/subtract from UTC in order to get the local time.) So I’d like to add support for automatic daylight savings / standard time adjustment to the software.</text:p>
            <text:p text:style-name="P33"><text:span text:style-name="T1">2023-03-13</text:span>: In poking around the GRA github site I saw an ignored pull request where a Mr. Levine had created the code for this already. So this is where I should start. That is, study his code and adopt as-is or modify for my own use as appropriate. See @ <text:a xlink:type="simple" xlink:href="https://github.com/levinedl/NixeTubesShieldNCS314/blob/dst/Firmware/Source%20code/Hardware%20Version%203.x%20(HW3.2)/NixieClockShield_NCS314/dst.ino" text:style-name="Internet_20_link" text:visited-style-name="Visited_20_Internet_20_Link">https://github.com/levinedl/NixeTubesShieldNCS314/blob/dst/Firmware/Source%20code/Hardware%20Version%203.x%20(HW3.2)/NixieClockShield_NCS314/dst.ino</text:a> </text:p>
          </table:table-cell>
        </table:table-row>
      </table:table>
      <text:p text:style-name="P1"/>
      <text:h text:style-name="Heading_20_2" text:outline-level="2">Code Documentation</text:h>
      <table:table table:name="Table2" table:style-name="Table2">
        <table:table-column table:style-name="Table2.A"/>
        <table:table-column table:style-name="Table2.B"/>
        <table:table-row table:style-name="Table2.1">
          <table:table-cell table:style-name="Table2.A1" office:value-type="string">
            <text:p text:style-name="RefNumber">Ref#</text:p>
          </table:table-cell>
          <table:table-cell table:style-name="Table2.A1" office:value-type="string">
            <text:p text:style-name="P20">Documentation</text:p>
          </table:table-cell>
        </table:table-row>
        <table:table-row table:style-name="Table2.2">
          <table:table-cell table:style-name="Table2.A2" office:value-type="string">
            <text:p text:style-name="P25">C<text:span text:style-name="T15">D</text:span>-0<text:span text:style-name="T16">1</text:span></text:p>
          </table:table-cell>
          <table:table-cell table:style-name="Table2.A2" office:value-type="string">
            <text:p text:style-name="P21"><text:span text:style-name="T8">Turn Off Arduino Internal Green LE</text:span><text:span text:style-name="T10">D &amp; Remove IR Remote Feature</text:span><text:span text:style-name="T3">. </text:span><text:span text:style-name="T4">T</text:span><text:span text:style-name="T5">his is harder than it looks. Turns out that the Arduino SPI SCK and MOSI signals at pins D51 &amp; D52 have been tied to pins D11 and D13. You can see this is the schmatic. So if you mess with pin-13, which is the hard-coded pin that the Arduino internal LED is connected to, you interfere with the clock signal for the IC which drives the nixi tube display segments (the HV57708 chip). I asked GRA/AFCH about this:</text:span></text:p>
            <text:p text:style-name="P22"><text:span text:style-name="T5">“</text:span><text:span text:style-name="T12">We do not use pin 13 in our Clocks in our current configuration. And the connection is made for compatibility reasons between the UNO and MEGA, including the older versions.</text:span><text:span text:style-name="T5">”</text:span></text:p>
            <text:p text:style-name="P23"><text:span text:style-name="T4">S</text:span><text:span text:style-name="T5">o based on this I bent over the header pin that connects into the Arduio at pin-13, such that it no longer connects into the Arduino, so that I could control PIN-13 from the Arduino code and turn that LED off in the setup code.</text:span></text:p>
            <text:p text:style-name="P23"><text:span text:style-name="T9">BUT</text:span><text:span text:style-name="T6"> – it </text:span><text:span text:style-name="T7">also </text:span><text:span text:style-name="T6">turns out that deep in the code for the infrared remote control feature is a function that blinks the internal LED on pin-13. This is inside Irremote.h. Line 81 is: </text:span><text:span text:style-name="T18"># define</text:span><text:span text:style-name="T19"> </text:span><text:span text:style-name="T20">BLINKLED</text:span><text:span text:style-name="T19"> </text:span><text:span text:style-name="T21">13</text:span><text:span text:style-name="T6">. <text:s/></text:span></text:p>
            <text:p text:style-name="P23"><text:span text:style-name="T11">Since I will never use an IR remote with this clock I have removed all the code associated with the IR remote control</text:span><text:span text:style-name="T6">.</text:span></text:p>
            <text:p text:style-name="P12"/>
            <text:p text:style-name="P13"><text:span text:style-name="T13">Last Update</text:span>: 2023-02-12</text:p>
          </table:table-cell>
        </table:table-row>
        <table:table-row table:style-name="Table2.3">
          <table:table-cell table:style-name="Table2.A2" office:value-type="string">
            <text:p text:style-name="P30">C<text:span text:style-name="T15">D</text:span>-02</text:p>
          </table:table-cell>
          <table:table-cell table:style-name="Table2.A2" office:value-type="string">
            <text:p text:style-name="Doc-L1"><text:span text:style-name="T13">RGB LEDs on One Fixed Color</text:span>. This is a user-configurable feature through the mode setting functions. In the code the variable “<text:span text:style-name="Code">LEDsLock</text:span>” holds this setting. If <text:span text:style-name="Code">LEDsLock</text:span> is <text:span text:style-name="Code">TRUE</text:span> then the backlight LEDs are fixed on one color. The setting of <text:span text:style-name="Code">LEDsLock</text:span> is persistently stored in the EEPROM. If <text:span text:style-name="Code">LEDsLock</text:span> is <text:span text:style-name="Code">TRUE</text:span>, then the RDG LED colors are set from the R, G, B values that are stored in EEPROM. So you’ll see, for example: <text:span text:style-name="Code">if (LEDsLock == 1) setLEDsFromEEPROM();</text:span> <text:s/>And <text:span text:style-name="Code">void setLEDsFromEEPROM()</text:span> is defined in the module rotateFireWorks_SK.ino.</text:p>
          </table:table-cell>
        </table:table-row>
        <table:table-row table:style-name="Table2.4">
          <table:table-cell table:style-name="Table2.A2" office:value-type="string">
            <text:p text:style-name="P25">C<text:span text:style-name="T15">D</text:span>-03</text:p>
          </table:table-cell>
          <table:table-cell table:style-name="Table2.A2" office:value-type="string">
            <text:p text:style-name="P15"><text:span text:style-name="T13">Intensity of RGB LED Under the Blinking Dots Column</text:span>. Because, for me, the LED that is under the blinking dots column shines too bright, and interferes with the appearence of the blinking dots I created ability to lower the intensity of the RGB-LED under the dots column. </text:p>
            <text:p text:style-name="P15"><text:span text:style-name="T1">NOTE-1</text:span>: Since I have the 4-digit clock (HH:MM) I did not attempt to make the code work for clocks with two dot columns. </text:p>
            <text:p text:style-name="P15"><text:span text:style-name="T1">NOTE-2</text:span>: I hard-coded an intensity adjustment into my patch. There is no provision for a user-configurable setting via the back panel controls. To adjust the intensity you have to change the code in the the rotateFireWorks_SK.ino module.</text:p>
            <text:p text:style-name="P19">Note-3: As I find the rotating color changes of the LEDs default behavior to be too distracting, I have set my clock to display only a single LED backlight color. Thus I have attempted to add this change to the color rotation code. However, doing so is probably just a matter of copying the code change I made in <text:span text:style-name="Code">setLEDsFromEEPROM()</text:span> over to the <text:span text:style-name="Code">rotateFireWorks()</text:span> function.</text:p>
            <text:p text:style-name="P16">Taking note <text:span text:style-name="T22">of </text:span><text:span text:style-name="T13">CD-02</text:span> above, this change is <text:span text:style-name="T22">implemented via updates to code that is in the </text:span><text:span text:style-name="Code">rotateFireWorks_SK.ino</text:span> <text:span text:style-name="T22">file.</text:span></text:p>
            <text:p text:style-name="P17"><text:span text:style-name="T13">Approach</text:span>: In the loop where the LED colors are set and displayed, inside of <text:span text:style-name="Code">setLEDsFromEEPROM()</text:span>, <text:span text:style-name="T23">I reduce </text:span>each R,G,B color value for the column’s pixel <text:span text:style-name="T23">by the</text:span><text:span text:style-name="Code"> #define COLdim</text:span><text:span text:style-name="T23"> </text:span><text:span text:style-name="T24">statement </text:span><text:span text:style-name="T23">at the top of the rotateFireWorks_SK.ino file. </text:span>Reducing the value of each color has the effect of retaining the set color, but dimming the brightness.</text:p>
            <text:p text:style-name="P18"/>
            <text:p text:style-name="P14"><text:span text:style-name="T13">Last Update</text:span>: 2023-0<text:span text:style-name="T24">3</text:span>-<text:span text:style-name="T24">0</text:span>2</text:p>
          </table:table-cell>
        </table:table-row>
        <table:table-row table:style-name="Table2.5">
          <table:table-cell table:style-name="Table2.A2" office:value-type="string">
            <text:p text:style-name="P26">C<text:span text:style-name="T15">D</text:span>-04</text:p>
          </table:table-cell>
          <table:table-cell table:style-name="Table2.A2" office:value-type="string">
            <text:p text:style-name="P24"/>
          </table:table-cell>
        </table:table-row>
        <table:table-row table:style-name="Table2.6">
          <table:table-cell table:style-name="Table2.A2" office:value-type="string">
            <text:p text:style-name="P27">C<text:span text:style-name="T15">D</text:span>-05</text:p>
          </table:table-cell>
          <table:table-cell table:style-name="Table2.A2" office:value-type="string">
            <text:p text:style-name="P6"/>
          </table:table-cell>
        </table:table-row>
        <table:table-row table:style-name="Table2.7">
          <table:table-cell table:style-name="Table2.A2" office:value-type="string">
            <text:p text:style-name="P28">C<text:span text:style-name="T15">D</text:span>-06</text:p>
          </table:table-cell>
          <table:table-cell table:style-name="Table2.A2" office:value-type="string">
            <text:p text:style-name="P7"/>
          </table:table-cell>
        </table:table-row>
        <table:table-row table:style-name="TableLine94196444107536">
          <table:table-cell table:style-name="Table2.A2" office:value-type="string">
            <text:p text:style-name="P29"/>
          </table:table-cell>
          <table:table-cell table:style-name="Table2.A2" office:value-type="string">
            <text:p text:style-name="P5"/>
          </table:table-cell>
        </table:table-row>
      </table:table>
      <text:p text:style-name="P2"/>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Light" svg:font-family="'Source Code Pro Light'" style:font-adornments="Light"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RefNumber" style:family="paragraph" style:parent-style-name="Table_20_Contents">
      <style:paragraph-properties fo:margin-top="0.0201in" fo:margin-bottom="0.0201in" style:contextual-spacing="false" fo:text-align="center" style:justify-single-word="false" style:snap-to-layout-grid="true"/>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Doc-L1" style:family="paragraph" style:parent-style-name="Table_20_Contents">
      <style:paragraph-properties fo:margin-left="0in" fo:margin-right="0in" fo:margin-top="0.0201in" fo:margin-bottom="0.0201in" style:contextual-spacing="false" fo:text-align="start" style:justify-single-word="false" fo:text-indent="0.25in" style:auto-text-indent="false"/>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font-size="130%" fo:font-weight="bold" style:font-size-asian="130%" style:font-weight-asian="bold" style:font-size-complex="130%"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Code" style:family="text">
      <style:text-properties fo:color="#000000" loext:opacity="100%" style:text-outline="false" style:text-line-through-style="none" style:text-line-through-type="none" style:font-name="Source Code Pro Light" fo:font-family="'Source Code Pro Light'" style:font-style-name="Light" style:font-pitch="fixed" fo:font-size="12pt" fo:font-style="normal" fo:text-shadow="none" style:text-underline-style="none" fo:font-weight="250" officeooo:rsid="00123a61" style:font-size-asian="12pt" style:font-style-asian="normal" style:font-weight-asian="normal" style:font-size-complex="12pt" style:font-style-complex="normal" style:font-weight-complex="normal" style:text-overline-style="none" style:text-ov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3T15:57:24.348823275</meta:creation-date>
    <dc:date>2023-03-13T12:28:06.318067011</dc:date>
    <meta:editing-duration>P1DT12M33S</meta:editing-duration>
    <meta:editing-cycles>133</meta:editing-cycles>
    <meta:generator>LibreOffice/7.2.7.2$Linux_X86_64 LibreOffice_project/20$Build-2</meta:generator>
    <meta:document-statistic meta:table-count="2" meta:image-count="0" meta:object-count="0" meta:page-count="1" meta:paragraph-count="34" meta:word-count="880" meta:character-count="5138" meta:non-whitespace-character-count="4285"/>
  </office:meta>
</office:document-meta>
</file>